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2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3" style:family="paragraph" style:parent-style-name="Text_20_body">
      <style:text-properties officeooo:paragraph-rsid="002761fa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rsid="0123e8c0" officeooo:paragraph-rsid="0123e8c0"/>
    </style:style>
    <style:style style:name="P5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fo:font-size="32pt" fo:font-weight="bold" officeooo:rsid="01288294" officeooo:paragraph-rsid="01288294" style:font-size-asian="32pt" style:font-weight-asian="bold" style:font-size-complex="32pt" style:font-weight-complex="bold"/>
    </style:style>
    <style:style style:name="P8" style:family="paragraph" style:parent-style-name="Text_20_body">
      <style:text-properties officeooo:rsid="00fe1685" officeooo:paragraph-rsid="007a79e8"/>
    </style:style>
    <style:style style:name="P9" style:family="paragraph" style:parent-style-name="Caption">
      <style:text-properties officeooo:rsid="015276a0" officeooo:paragraph-rsid="015276a0"/>
    </style:style>
    <style:style style:name="P10" style:family="paragraph" style:parent-style-name="Caption">
      <style:text-properties officeooo:rsid="01537e3c" officeooo:paragraph-rsid="01537e3c"/>
    </style:style>
    <style:style style:name="P11" style:family="paragraph" style:parent-style-name="Caption">
      <style:text-properties officeooo:rsid="01554e06" officeooo:paragraph-rsid="01554e06"/>
    </style:style>
    <style:style style:name="P12" style:family="paragraph" style:parent-style-name="Caption">
      <style:text-properties officeooo:rsid="0156fa0c" officeooo:paragraph-rsid="0156fa0c"/>
    </style:style>
    <style:style style:name="P13" style:family="paragraph" style:parent-style-name="Text">
      <style:text-properties officeooo:rsid="0141c3a3" officeooo:paragraph-rsid="0141c3a3"/>
    </style:style>
    <style:style style:name="P14" style:family="paragraph" style:parent-style-name="Text_20_body">
      <style:text-properties officeooo:paragraph-rsid="0149f285"/>
    </style:style>
    <style:style style:name="P15" style:family="paragraph" style:parent-style-name="Preformatted_20_Text">
      <style:text-properties fo:font-size="12pt" style:font-size-asian="12pt" style:font-size-complex="12pt"/>
    </style:style>
    <style:style style:name="P16" style:family="paragraph" style:parent-style-name="Preformatted_20_Text">
      <style:text-properties officeooo:paragraph-rsid="01452ceb"/>
    </style:style>
    <style:style style:name="P17" style:family="paragraph" style:parent-style-name="Text_20_body">
      <style:text-properties officeooo:rsid="003b337c" officeooo:paragraph-rsid="003f47fd"/>
    </style:style>
    <style:style style:name="P18" style:family="paragraph" style:parent-style-name="Text_20_body">
      <style:paragraph-properties text:number-lines="false" text:line-number="0"/>
      <style:text-properties style:text-position="0% 100%" officeooo:rsid="013d103b" officeooo:paragraph-rsid="013d103b"/>
    </style:style>
    <style:style style:name="P19" style:family="paragraph" style:parent-style-name="Text_20_body">
      <style:paragraph-properties fo:break-before="page" text:number-lines="false" text:line-number="0"/>
      <style:text-properties style:text-position="0% 100%" officeooo:rsid="013d103b" officeooo:paragraph-rsid="013d103b"/>
    </style:style>
    <style:style style:name="P20" style:family="paragraph" style:parent-style-name="Text_20_body">
      <style:paragraph-properties text:number-lines="false" text:line-number="0"/>
      <style:text-properties style:text-position="0% 100%" officeooo:rsid="013d103b" officeooo:paragraph-rsid="0141c3a3"/>
    </style:style>
    <style:style style:name="P21" style:family="paragraph" style:parent-style-name="Text_20_body">
      <style:paragraph-properties text:number-lines="false" text:line-number="0"/>
      <style:text-properties style:text-position="0% 100%" officeooo:rsid="013d103b" officeooo:paragraph-rsid="014b8b11"/>
    </style:style>
    <style:style style:name="P22" style:family="paragraph" style:parent-style-name="Text_20_body">
      <style:paragraph-properties text:number-lines="false" text:line-number="0"/>
      <style:text-properties style:text-position="0% 100%" fo:language="ru" fo:country="RU" officeooo:rsid="014c6b07" officeooo:paragraph-rsid="014c6b07"/>
    </style:style>
    <style:style style:name="P23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25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26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rsid="01288294" officeooo:paragraph-rsid="01288294"/>
    </style:style>
    <style:style style:name="P28" style:family="paragraph" style:parent-style-name="Heading_20_1">
      <style:text-properties officeooo:rsid="0128f260" officeooo:paragraph-rsid="0128f260"/>
    </style:style>
    <style:style style:name="P29" style:family="paragraph" style:parent-style-name="Heading_20_1">
      <style:text-properties officeooo:rsid="012a864a" officeooo:paragraph-rsid="012a864a"/>
    </style:style>
    <style:style style:name="P30" style:family="paragraph" style:parent-style-name="Heading_20_2">
      <style:paragraph-properties text:number-lines="false" text:line-number="0"/>
      <style:text-properties officeooo:rsid="013d103b" officeooo:paragraph-rsid="013d103b"/>
    </style:style>
    <style:style style:name="P31" style:family="paragraph" style:parent-style-name="Heading_20_2">
      <style:paragraph-properties fo:break-before="page" text:number-lines="false" text:line-number="0"/>
      <style:text-properties officeooo:rsid="013d103b" officeooo:paragraph-rsid="0149f285"/>
    </style:style>
    <style:style style:name="P32" style:family="paragraph" style:parent-style-name="Heading_20_2">
      <style:text-properties officeooo:rsid="012a864a" officeooo:paragraph-rsid="012a864a"/>
    </style:style>
    <style:style style:name="P33" style:family="paragraph" style:parent-style-name="Heading_20_3">
      <style:text-properties officeooo:paragraph-rsid="0149f285"/>
    </style:style>
    <style:style style:name="P34" style:family="paragraph" style:parent-style-name="Text_20_body" style:list-style-name="">
      <style:text-properties fo:language="ru" fo:country="RU" officeooo:rsid="011043dd" officeooo:paragraph-rsid="010ed298"/>
    </style:style>
    <style:style style:name="P35" style:family="paragraph" style:parent-style-name="Text_20_body">
      <style:paragraph-properties text:number-lines="false" text:line-number="0"/>
      <style:text-properties style:text-position="0% 100%" fo:language="ru" fo:country="RU" officeooo:rsid="014c6b07" officeooo:paragraph-rsid="014c6b07"/>
    </style:style>
    <style:style style:name="P36" style:family="paragraph" style:parent-style-name="Text_20_body">
      <style:paragraph-properties fo:break-before="page" text:number-lines="false" text:line-number="0"/>
      <style:text-properties style:text-position="0% 100%" fo:language="ru" fo:country="RU" officeooo:rsid="014c6b07" officeooo:paragraph-rsid="014c6b07"/>
    </style:style>
    <style:style style:name="P37" style:family="paragraph" style:parent-style-name="UNNUMED_5f_HEADING">
      <style:paragraph-properties fo:break-before="page"/>
      <style:text-properties officeooo:paragraph-rsid="002761fa"/>
    </style:style>
    <style:style style:name="P38" style:family="paragraph" style:parent-style-name="UNNUMED_5f_HEADING">
      <style:text-properties officeooo:paragraph-rsid="00f50d64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font-size-complex="16pt"/>
    </style:style>
    <style:style style:name="T7" style:family="text">
      <style:text-properties officeooo:rsid="001ab1b7" style:font-size-complex="16pt"/>
    </style:style>
    <style:style style:name="T8" style:family="text">
      <style:text-properties officeooo:rsid="001ab1b7"/>
    </style:style>
    <style:style style:name="T9" style:family="text">
      <style:text-properties officeooo:rsid="0025a056" fo:background-color="transparent" loext:char-shading-value="0" style:font-size-complex="16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13f9d05"/>
    </style:style>
    <style:style style:name="T12" style:family="text">
      <style:text-properties fo:language="en" fo:country="US" officeooo:rsid="014b8b11"/>
    </style:style>
    <style:style style:name="T13" style:family="text">
      <style:text-properties officeooo:rsid="013f9d05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13f9d05"/>
    </style:style>
    <style:style style:name="T16" style:family="text">
      <style:text-properties fo:language="ru" fo:country="RU" officeooo:rsid="014b8b11"/>
    </style:style>
    <style:style style:name="T17" style:family="text">
      <style:text-properties officeooo:rsid="014162cf"/>
    </style:style>
    <style:style style:name="T18" style:family="text">
      <style:text-properties officeooo:rsid="0149f285"/>
    </style:style>
    <style:style style:name="T19" style:family="text">
      <style:text-properties officeooo:rsid="014b8b11"/>
    </style:style>
    <style:style style:name="T20" style:family="text">
      <style:text-properties officeooo:rsid="014e6677"/>
    </style:style>
    <style:style style:name="T21" style:family="text">
      <style:text-properties officeooo:rsid="014fa536"/>
    </style:style>
    <style:style style:name="T22" style:family="text">
      <style:text-properties officeooo:rsid="0150d764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3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fr5" style:family="graphic" style:parent-style-name="Frame">
      <style:graphic-properties style:vertical-pos="from-top" style:vertical-rel="paragraph" style:horizontal-pos="from-left" style:horizontal-rel="paragraph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23" loext:marker-style-name="T1"><text:span text:style-name="T1">Министерство науки и высшего образования РФ</text:span></text:p>
      <text:p text:style-name="P24" loext:marker-style-name="T2"><text:span text:style-name="T2">ФГБОУ ВО «БРЯНСКИЙ ГОСУДАРСТВЕННЫЙ<text:line-break/>ТЕХНИЧЕСКИЙ УНИВЕРСИТЕТ»</text:span></text:p>
      <text:p text:style-name="P24" loext:marker-style-name="T4"><text:span text:style-name="T4">Кафедра «Информатика и программное обеспечение»</text:span></text:p>
      <text:p text:style-name="P7">ОТЧЁТ ПО ПРАКТИКЕ</text:p>
      <text:p text:style-name="P27" loext:marker-style-name="T4"><text:span text:style-name="T4">Учебная практика</text:span></text:p>
      <text:p text:style-name="P27" loext:marker-style-name="T4"><text:span text:style-name="T4">(технологическая (проектно-технологическая) практика)</text:span></text:p>
      <text:p text:style-name="P24" loext:marker-style-name="T4"><text:span text:style-name="T4">Всего листов </text:span><text:span text:style-name="T5"><text:page-count>11</text:page-count></text:span></text:p>
      <text:p text:style-name="P1"/>
      <text:p text:style-name="P1">Студент гр.<text:span text:style-name="T6"> О-</text:span><text:span text:style-name="T7">23</text:span><text:span text:style-name="T6">-ИВТ1-ПО-Б</text:span></text:p>
      <text:p text:style-name="P2" loext:marker-style-name="T6">Зач. кн.№ <text:span text:style-name="T9">23.0906</text:span></text:p>
      <text:p text:style-name="P2">______________<text:span text:style-name="T8">Жигунов С.Н</text:span>.</text:p>
      <text:p text:style-name="P4">« <text:s text:c="3"/>» <text:s/>______ <text:s/>2024 г.</text:p>
      <text:p text:style-name="P2">Преподаватель</text:p>
      <text:p text:style-name="P2">_____________Булатицкий Д.И.</text:p>
      <text:p text:style-name="P4">« <text:s text:c="3"/>» <text:s/>______ <text:s/>2024 г.</text:p>
      <text:p text:style-name="P25" loext:marker-style-name="T3"><text:span text:style-name="T1">Брянск</text:span> <text:span text:style-name="T3"><text:time style:data-style-name="N10120" text:time-value="2024-06-06T07:01:41.878000306">2024 г.</text:time></text:span></text:p>
      <text:h text:style-name="P37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5"><text:a xlink:type="simple" xlink:href="#__RefHeading___Toc1515_695550217" text:style-name="Index_20_Link" text:visited-style-name="Index_20_Link">оглавление<text:tab/>2</text:a></text:p>
          <text:p text:style-name="P5"><text:a xlink:type="simple" xlink:href="#__RefHeading___Toc1517_695550217" text:style-name="Index_20_Link" text:visited-style-name="Index_20_Link">Введение<text:tab/>3</text:a></text:p>
          <text:p text:style-name="P5"><text:a xlink:type="simple" xlink:href="#__RefHeading___Toc1519_695550217" text:style-name="Index_20_Link" text:visited-style-name="Index_20_Link">1. Описание решения задач по программированию<text:tab/>4</text:a></text:p>
          <text:p text:style-name="P6"><text:a xlink:type="simple" xlink:href="#__RefHeading___Toc5457_695550217" text:style-name="Index_20_Link" text:visited-style-name="Index_20_Link">1.1. Задача о частично сумме ряда<text:tab/>4</text:a></text:p>
          <text:p text:style-name="P5"><text:a xlink:type="simple" xlink:href="#__RefHeading___Toc1527_695550217" text:style-name="Index_20_Link" text:visited-style-name="Index_20_Link">2. Описание процесса составления доклада<text:tab/>5</text:a></text:p>
          <text:p text:style-name="P6"><text:a xlink:type="simple" xlink:href="#__RefHeading___Toc1529_695550217" text:style-name="Index_20_Link" text:visited-style-name="Index_20_Link">2.1. Презентация к курсовому проекту<text:tab/>5</text:a></text:p>
          <text:p text:style-name="P6"><text:a xlink:type="simple" xlink:href="#__RefHeading___Toc34175_1182470186" text:style-name="Index_20_Link" text:visited-style-name="Index_20_Link">2.2. Тезисы к курсовому проекту<text:tab/>5</text:a></text:p>
          <text:p text:style-name="P6"><text:a xlink:type="simple" xlink:href="#__RefHeading___Toc34177_1182470186" text:style-name="Index_20_Link" text:visited-style-name="Index_20_Link">2.3. Текст доклада по курсовому проекту<text:tab/>5</text:a></text:p>
          <text:p text:style-name="P5"><text:a xlink:type="simple" xlink:href="#__RefHeading___Toc1539_695550217" text:style-name="Index_20_Link" text:visited-style-name="Index_20_Link">заключение<text:tab/>6</text:a></text:p>
        </text:index-body>
      </text:table-of-content>
      <text:p text:style-name="P3"/>
      <text:h text:style-name="UNNUMED_5f_HEADING" text:outline-level="1"><text:bookmark-start text:name="__RefHeading___Toc1517_695550217"/>Введение<text:bookmark-end text:name="__RefHeading___Toc1517_695550217"/></text:h>
      <text:p text:style-name="P17">Учебная практика, связанная с дисциплиной «Программирование», является важным элементом при обучении на профессию будущего бакалавра. Она позволяет студенту получить навыки разработки алгоритмов, написанию сложных программ, а так же презентированию и документированию, что очень важно для возможной будущей научной карьеры. В данном отчёте по учебной практике рассмотрены результаты решение задач и документирования, полученные лично автором.</text:p>
      <text:h text:style-name="P28" text:outline-level="1"><text:bookmark-start text:name="__RefHeading___Toc1519_695550217"/>Описание решения задач по программированию<text:bookmark-end text:name="__RefHeading___Toc1519_695550217"/></text:h>
      <text:h text:style-name="P30" text:outline-level="2">Рекурсия для обхода дерева файлов и папок</text:h>
      <text:h text:style-name="Heading_20_3" text:outline-level="3">Условие задачи</text:h>
      <text:p text:style-name="Text_20_body">Найти и вывести все файлы имя которых начинается с указанной буквы.</text:p>
      <text:h text:style-name="Heading_20_3" text:outline-level="3">Решение задачи</text:h>
      <text:p text:style-name="P20">Для решения задачи будет использоваться функция <text:span text:style-name="T10">Print</text:span><text:span text:style-name="T11">File</text:span><text:span text:style-name="T10">Location</text:span><text:span text:style-name="T11">s()</text:span>, которая будет получать текущее расположение, а также <text:span text:style-name="T15">искомый символ</text:span>. <text:span text:style-name="T13">Данная ф</text:span>ункция <text:span text:style-name="T13">является обёрткой над функцией</text:span><text:span text:style-name="T11"> Inner</text:span><text:span text:style-name="T10">Print</text:span><text:span text:style-name="T11">File</text:span><text:span text:style-name="T10">Location</text:span><text:span text:style-name="T11">s(),</text:span><text:span text:style-name="T15"> которая, в свою очередь, и </text:span>будет пробегаться по всему содержимому пап<text:span text:style-name="T13">о</text:span>к, пытаясь <text:span text:style-name="T13">отыскать файлы</text:span>. <text:span text:style-name="T13">Каждый найденый файл, подпадающий под критерий, сразу выводится на экран, </text:span><text:span text:style-name="T17">а функция, в качестве возвращаемого значения, передаёт счётчик найденных файлов.</text:span></text:p>
      <text:p text:style-name="P20"><draw:frame draw:style-name="fr5" draw:name="Врезка1" text:anchor-type="paragraph" svg:x="1.178cm" svg:y="0.806cm" svg:width="15.575cm" style:rel-width="89%" draw:z-index="0"><draw:text-box fo:min-height="9.253cm"><text:p text:style-name="P15">#include &lt;dirent.h&gt;</text:p><text:p text:style-name="P15">#include &lt;malloc.h&gt;</text:p><text:p text:style-name="P15">#include &lt;stdio.h&gt;</text:p><text:p text:style-name="P15">#include &lt;string.h&gt;</text:p><text:p text:style-name="P15">#define SEP "\\"</text:p><text:p text:style-name="P15"/><text:p text:style-name="P15">enum Errors</text:p><text:p text:style-name="P15">{</text:p><text:p text:style-name="P15"><text:tab/>NOERR,</text:p><text:p text:style-name="P15"><text:tab/>BADCALL</text:p><text:p text:style-name="P15">};</text:p><text:p text:style-name="P15"/><text:p text:style-name="Preformatted_20_Text">int PrintFileLocations(char const *StartDir, char const DesiredChar);</text:p><text:p text:style-name="P15">int InnerPrintFileLocations(int count, char const *StartDir, char const DesiredChar);</text:p><text:p text:style-name="P15"/><text:p text:style-name="P13">Листинг 1<text:bookmark text:name="Листинг 1."/>. Рекурсия для обхода дерева и папок.</text:p></draw:text-box></draw:frame>Решение задачи представлено на листинге <text:bookmark-ref text:reference-format="direction" text:ref-name="Листинг 1.">ниже</text:bookmark-ref>.</text:p>
      <text:p text:style-name="P18"/>
      <text:p text:style-name="P19"><draw:frame draw:style-name="fr1" draw:name="Врезка2" text:anchor-type="paragraph" svg:x="0.453cm" svg:y="0.452cm" svg:width="16.596cm" draw:z-index="1"><draw:text-box fo:min-height="24.276cm"><text:p text:style-name="Preformatted_20_Text">int main(int argc, const char *argv[])</text:p><text:p text:style-name="Preformatted_20_Text">{</text:p><text:p text:style-name="Preformatted_20_Text"><text:tab/>// Если было переданно недостаточно аргументов, работу можно сразу прекратить</text:p><text:p text:style-name="Preformatted_20_Text"><text:tab/>if (argc &lt; 3)</text:p><text:p text:style-name="Preformatted_20_Text"><text:tab/>{</text:p><text:p text:style-name="Preformatted_20_Text"><text:tab/><text:tab/>fprintf(stderr, "Укажите, файлы с какого символа и в какой папке вы хотите искать!\n");</text:p><text:p text:style-name="Preformatted_20_Text"><text:tab/><text:tab/>return BADCALL;</text:p><text:p text:style-name="Preformatted_20_Text"><text:tab/>}</text:p><text:p text:style-name="Preformatted_20_Text"/><text:p text:style-name="Preformatted_20_Text"><text:tab/>char DesChar = argv[1][0]; // Искомый символ</text:p><text:p text:style-name="Preformatted_20_Text"/><text:p text:style-name="Preformatted_20_Text"><text:tab/>/*Запуск функции поиска, возвращающий число найденых элементов*/</text:p><text:p text:style-name="Preformatted_20_Text"><text:tab/>int count = PrintFileLocations(argv[2], DesChar);</text:p><text:p text:style-name="Preformatted_20_Text"/><text:p text:style-name="Preformatted_20_Text"><text:tab/>if (count)</text:p><text:p text:style-name="Preformatted_20_Text"><text:tab/><text:tab/>printf("Найдено %d файлов, начинающихся с %c\n", count, DesChar);</text:p><text:p text:style-name="Preformatted_20_Text"><text:tab/>else</text:p><text:p text:style-name="Preformatted_20_Text"><text:tab/><text:tab/>printf("Файлов, начинающихся с %c не найдено!\n", DesChar);</text:p><text:p text:style-name="Preformatted_20_Text"/><text:p text:style-name="Preformatted_20_Text"><text:tab/>return NOERR;</text:p><text:p text:style-name="Preformatted_20_Text">}</text:p><text:p text:style-name="Preformatted_20_Text"/><text:p text:style-name="Preformatted_20_Text">/*Функция ищет в файлы, начинающиеся с DesiredChar, в папке с названием StartDir*/</text:p><text:p text:style-name="Preformatted_20_Text">int PrintFileLocations(char const *StartDir, char const DesiredChar)</text:p><text:p text:style-name="Preformatted_20_Text">{</text:p><text:p text:style-name="Preformatted_20_Text"><text:tab/>// Запуск внутренней функции со счётчиком</text:p><text:p text:style-name="Preformatted_20_Text"><text:tab/>return InnerPrintFileLocations(0, StartDir, DesiredChar);</text:p><text:p text:style-name="Preformatted_20_Text">}</text:p><text:p text:style-name="Preformatted_20_Text"/><text:p text:style-name="Preformatted_20_Text">int InnerPrintFileLocations(int count, char const *StartDir, char const DesiredChar)</text:p><text:p text:style-name="Preformatted_20_Text">{</text:p><text:p text:style-name="Preformatted_20_Text"><text:tab/>DIR *dp = opendir(StartDir);</text:p><text:p text:style-name="Preformatted_20_Text"><text:tab/>// Граничное условие: если StartDir это не папка,</text:p><text:p text:style-name="Preformatted_20_Text"><text:tab/>// то нет в ней файлов на DesiredChar</text:p><text:p text:style-name="Preformatted_20_Text"><text:tab/>if (!dp)</text:p><text:p text:style-name="Preformatted_20_Text"><text:tab/><text:tab/>return count;</text:p><text:p text:style-name="Preformatted_20_Text"><text:tab/>struct dirent *ep;</text:p><text:p text:style-name="Preformatted_20_Text"><text:tab/><text:tab/>// Цикл перебирает элементы данной папки</text:p><text:p text:style-name="Preformatted_20_Text"><text:tab/>while (ep = readdir(dp))</text:p><text:p text:style-name="Preformatted_20_Text"><text:tab/>{</text:p><text:p text:style-name="Text">Продолжение листинга 1.</text:p></draw:text-box></draw:frame></text:p>
      <text:p text:style-name="P18"/>
      <text:h text:style-name="P31" text:outline-level="2"><draw:frame draw:style-name="fr4" draw:name="Врезка3" text:anchor-type="paragraph" svg:width="16.222cm" draw:z-index="2"><draw:text-box fo:min-height="17.828cm"><text:p text:style-name="Preformatted_20_Text">// Если у элемента название .. или . , то он игнорируется</text:p><text:p text:style-name="P16"><text:tab/><text:tab/>if (strcmp(ep-&gt;d_name, ".") == 0 || </text:p><text:p text:style-name="P16"><text:tab/><text:tab/><text:tab/>strcmp(ep-&gt;d_name, "..") == 0)</text:p><text:p text:style-name="Preformatted_20_Text"><text:tab/><text:tab/><text:tab/>continue;</text:p><text:p text:style-name="Preformatted_20_Text"/><text:p text:style-name="Preformatted_20_Text"><text:tab/><text:tab/>// Проверка каждого элемента из папки и, если его первый символ</text:p><text:p text:style-name="Preformatted_20_Text"><text:tab/><text:tab/>// совпал с DesiredChar, при этом элемент не является другой папкой</text:p><text:p text:style-name="Preformatted_20_Text"><text:tab/><text:tab/>// - вывод его пути и увеличение счётчика</text:p><text:p text:style-name="P16"><text:tab/><text:tab/>if (DT_DIR != ep-&gt;d_type &amp;&amp; DesiredChar ==</text:p><text:p text:style-name="P16"><text:tab/><text:tab/><text:tab/> ep-&gt;d_name[0])</text:p><text:p text:style-name="Preformatted_20_Text"><text:tab/><text:tab/>{</text:p><text:p text:style-name="Preformatted_20_Text"><text:tab/><text:tab/><text:tab/>printf("%s%s%s\n", StartDir, SEP, ep-&gt;d_name);</text:p><text:p text:style-name="Preformatted_20_Text"><text:tab/><text:tab/><text:tab/>count++;</text:p><text:p text:style-name="Preformatted_20_Text"><text:tab/><text:tab/><text:tab/>continue;</text:p><text:p text:style-name="Preformatted_20_Text"><text:tab/><text:tab/>}</text:p><text:p text:style-name="Preformatted_20_Text"/><text:p text:style-name="Preformatted_20_Text"><text:tab/><text:tab/>// Выделение памяти под путь к очередному файлу, сохранение его имени</text:p><text:p text:style-name="Preformatted_20_Text"><text:tab/><text:tab/>char *newDir = (char *)malloc(sizeof(char) * (strlen(StartDir) + strlen(ep-&gt;d_name) + 2));</text:p><text:p text:style-name="Preformatted_20_Text"><text:tab/><text:tab/>strcpy(newDir, StartDir);</text:p><text:p text:style-name="Preformatted_20_Text"><text:tab/><text:tab/>strcat(newDir, SEP);</text:p><text:p text:style-name="Preformatted_20_Text"><text:tab/><text:tab/>strcat(newDir, ep-&gt;d_name);</text:p><text:p text:style-name="Preformatted_20_Text"/><text:p text:style-name="Preformatted_20_Text"><text:tab/><text:tab/>// Открытие очередного файла</text:p><text:p text:style-name="Preformatted_20_Text"><text:tab/><text:tab/>count = InnerPrintFileLocations(count, newDir, DesiredChar);</text:p><text:p text:style-name="Preformatted_20_Text"><text:tab/><text:tab/>free(newDir); // Освобождение памяти с названием файла</text:p><text:p text:style-name="Preformatted_20_Text"><text:tab/>}</text:p><text:p text:style-name="Preformatted_20_Text"><text:tab/>closedir(dp); // закрытие папки</text:p><text:p text:style-name="Preformatted_20_Text"><text:tab/>return count; // Возврат числа элементов</text:p><text:p text:style-name="Preformatted_20_Text">}</text:p><text:p text:style-name="Caption">Продолжение листинга 1.</text:p></draw:text-box></draw:frame><text:span text:style-name="T18">О</text:span>бхода дерева файлов и папок <text:span text:style-name="T18">без рекурсии</text:span></text:h>
      <text:h text:style-name="P33" text:outline-level="3">Условие задачи</text:h>
      <text:p text:style-name="P14">Найти и вывести все файлы имя которых начинается с указанной буквы. <text:span text:style-name="T18">Не использовать рекурсию при решении задачи.</text:span></text:p>
      <text:h text:style-name="P33" text:outline-level="3"><text:soft-page-break/>Решение задачи</text:h>
      <text:p text:style-name="P21">Для решения задачи будет использоваться функция <text:span text:style-name="T12">FindFiles</text:span><text:span text:style-name="T11">()</text:span>, которая будет получать текущее расположение, <text:span text:style-name="T15">искомый символ</text:span><text:span text:style-name="T14">, а также </text:span><text:span text:style-name="T16">указатель на стек </text:span><text:span text:style-name="T12">FileList</text:span>. <text:span text:style-name="T13">Данная ф</text:span>ункция <text:span text:style-name="T14">пробега</text:span><text:span text:style-name="T12">е</text:span><text:span text:style-name="T10">тся</text:span> по всему содержимому пап<text:span text:style-name="T13">о</text:span>к, пытаясь <text:span text:style-name="T13">отыскать файлы</text:span>. <text:span text:style-name="T13">Каждый найденый файл, подпадающий под критерий, </text:span><text:span text:style-name="T19">заносится в структуру </text:span><text:span text:style-name="T12">FileList</text:span><text:span text:style-name="T17">.</text:span></text:p>
      <text:p text:style-name="P22"><draw:frame draw:style-name="fr3" draw:name="Врезка4" text:anchor-type="paragraph" svg:x="0.963cm" svg:y="2.547cm" svg:width="15.879cm" draw:z-index="3"><draw:text-box fo:min-height="17.683cm"><text:p text:style-name="Preformatted_20_Text">#include &lt;stdint.h&gt;</text:p><text:p text:style-name="Preformatted_20_Text">#include &lt;malloc.h&gt;</text:p><text:p text:style-name="Preformatted_20_Text">#include &lt;string.h&gt;</text:p><text:p text:style-name="Preformatted_20_Text"/><text:p text:style-name="Preformatted_20_Text">enum Erorrs</text:p><text:p text:style-name="Preformatted_20_Text">{</text:p><text:p text:style-name="Preformatted_20_Text"><text:tab/>ERR_NO,<text:tab/><text:tab/>//Отсутствие ошибок</text:p><text:p text:style-name="Preformatted_20_Text"><text:tab/>ERR_MALLOC,<text:tab/>//Ошибка выделения памяти</text:p><text:p text:style-name="Preformatted_20_Text"><text:tab/>ERR_BADCALL,//Неправильный вызов программы</text:p><text:p text:style-name="Preformatted_20_Text"><text:tab/>ERR_BADDIR</text:p><text:p text:style-name="Preformatted_20_Text">};</text:p><text:p text:style-name="Preformatted_20_Text"/><text:p text:style-name="Preformatted_20_Text">//LIFO список строк</text:p><text:p text:style-name="Preformatted_20_Text">typedef struct TextList TextList;</text:p><text:p text:style-name="Preformatted_20_Text">struct TextList</text:p><text:p text:style-name="Preformatted_20_Text">{</text:p><text:p text:style-name="Preformatted_20_Text"><text:tab/>char *text;<text:tab/><text:tab/>//Текстовое поле</text:p><text:p text:style-name="Preformatted_20_Text"><text:tab/>TextList *next;<text:tab/>//Указатель на следующий элемент</text:p><text:p text:style-name="Preformatted_20_Text">};</text:p><text:p text:style-name="Preformatted_20_Text"/><text:p text:style-name="Preformatted_20_Text">/*Добавление новой строки text по адресу указателя на список list</text:p><text:p text:style-name="Preformatted_20_Text"><text:s/>* !!Крайний элемент обязан указывать на NULL!!</text:p><text:p text:style-name="Preformatted_20_Text">Возврат ERR_NO при отсутствии ошибок, либо ERR_MALLOC при нехватке памяти*/</text:p><text:p text:style-name="Preformatted_20_Text">uint8_t PushElement(TextList **list, const char *text);</text:p><text:p text:style-name="Preformatted_20_Text"/><text:p text:style-name="Preformatted_20_Text">/*Удаление верхнего элемента по адресу указателя на список list</text:p><text:p text:style-name="Preformatted_20_Text"><text:s/>* !!Крайний элемент обязан указывать на NULL!! */</text:p><text:p text:style-name="Preformatted_20_Text">void RemoveTopElement(TextList **list);</text:p><text:p text:style-name="Preformatted_20_Text"/><text:p text:style-name="Preformatted_20_Text">/*Удаление всего списка list</text:p><text:p text:style-name="Preformatted_20_Text"><text:s/>* !!Крайний элемент обязан указывать на NULL!! */</text:p><text:p text:style-name="Preformatted_20_Text">void RemoveList(TextList **list);</text:p><text:p text:style-name="P9">Листинг<text:bookmark text:name="Листинг 2."/> 2. Структура стека. Прототипы функций, работающих со стеком.</text:p></draw:text-box></draw:frame><text:span text:style-name="T20">Структура стека и </text:span><text:span text:style-name="T21">прототипы </text:span><text:span text:style-name="T20">функци</text:span><text:span text:style-name="T21">й</text:span><text:span text:style-name="T20"> по работе с ним описаны . </text:span><text:span text:style-name="T22">Функции по работе со стеком описаны на листинге . </text:span>Решение задачи представлено на листинге .</text:p>
      <text:p text:style-name="P22"/>
      <text:p text:style-name="P22"/>
      <text:p text:style-name="P22"/>
      <text:p text:style-name="P36"><draw:frame draw:style-name="fr2" draw:name="Врезка5" text:anchor-type="paragraph" svg:x="1.09cm" svg:y="0.937cm" svg:width="16.598cm" draw:z-index="4"><draw:text-box fo:min-height="17.182cm"><text:p text:style-name="Preformatted_20_Text">#include "ListLib.h"</text:p><text:p text:style-name="Preformatted_20_Text"/><text:p text:style-name="Preformatted_20_Text">uint8_t PushElement(TextList **list, const char *text)</text:p><text:p text:style-name="Preformatted_20_Text">{</text:p><text:p text:style-name="Preformatted_20_Text"><text:tab/>//Выделение памяти под новый элемент, проверка, удалось ли</text:p><text:p text:style-name="Preformatted_20_Text"><text:tab/>TextList *new = (TextList *)malloc(sizeof(TextList) + sizeof(char) * (1 + strlen(text)));</text:p><text:p text:style-name="Preformatted_20_Text"><text:tab/>if (!new)<text:tab/>//Проверка malloc</text:p><text:p text:style-name="Preformatted_20_Text"><text:tab/><text:tab/>return ERR_MALLOC;</text:p><text:p text:style-name="Preformatted_20_Text"/><text:p text:style-name="Preformatted_20_Text"><text:tab/>new-&gt;next = *list; //Сохранение адреса старого элемента в буфер</text:p><text:p text:style-name="Preformatted_20_Text"><text:tab/>new-&gt;text = (char *)(new + 1);//Присвоение адреса текстового поля</text:p><text:p text:style-name="Preformatted_20_Text"><text:tab/>strcpy(new-&gt;text, text);<text:tab/><text:tab/>//Копирование текста в поле</text:p><text:p text:style-name="Preformatted_20_Text"><text:tab/>*list = new;<text:tab/><text:tab/>//Запись нового адреса в список</text:p><text:p text:style-name="Preformatted_20_Text"/><text:p text:style-name="Preformatted_20_Text"><text:tab/>return ERR_NO;</text:p><text:p text:style-name="Preformatted_20_Text">}</text:p><text:p text:style-name="Preformatted_20_Text"/><text:p text:style-name="Preformatted_20_Text">void RemoveTopElement(TextList **list)</text:p><text:p text:style-name="Preformatted_20_Text">{</text:p><text:p text:style-name="Preformatted_20_Text"><text:tab/>TextList *tmp = (*list)-&gt;next;//Сохранение следующего элемента</text:p><text:p text:style-name="Preformatted_20_Text"><text:tab/>free(*list);<text:tab/><text:tab/>//Удаление текущего элемента</text:p><text:p text:style-name="Preformatted_20_Text"><text:tab/>*list = tmp; //Подстановка следующего элемента на место старого</text:p><text:p text:style-name="Preformatted_20_Text">}</text:p><text:p text:style-name="Preformatted_20_Text"/><text:p text:style-name="Preformatted_20_Text">void RemoveList(TextList **list)</text:p><text:p text:style-name="Preformatted_20_Text">{</text:p><text:p text:style-name="Preformatted_20_Text"><text:tab/>while (*list)<text:tab/>//Пока указатель на список не равен NULL</text:p><text:p text:style-name="Preformatted_20_Text"><text:tab/><text:tab/>RemoveTopElement(list);<text:tab/>//Удаление верхнего элемента</text:p><text:p text:style-name="Preformatted_20_Text">}</text:p><text:p text:style-name="P10">Листинг 3. Функции по работе со стеком.</text:p></draw:text-box></draw:frame></text:p>
      <text:p text:style-name="P22"><draw:frame draw:style-name="fr2" draw:name="Врезка6" text:anchor-type="paragraph" svg:x="1.147cm" svg:y="18.038cm" svg:width="16.224cm" draw:z-index="5"><draw:text-box fo:min-height="6.234cm"><text:p text:style-name="Preformatted_20_Text">#include "ListLib.h"<text:tab/>//Включает malloc.h, stdint.h, string.h, список ошибок</text:p><text:p text:style-name="Preformatted_20_Text">#include &lt;dirent.h&gt;</text:p><text:p text:style-name="Preformatted_20_Text">#include &lt;stdio.h&gt;</text:p><text:p text:style-name="Preformatted_20_Text">#define SEP "\\"</text:p><text:p text:style-name="Preformatted_20_Text"/><text:p text:style-name="Preformatted_20_Text">uint16_t PrintAndCountList(TextList *list);</text:p><text:p text:style-name="Preformatted_20_Text">uint8_t ScanDirectory(DIR *dir, TextList **DirList, TextList **FileList, char const DesiredChar);</text:p><text:p text:style-name="Preformatted_20_Text">uint8_t FindFiles(char const *StartDir, char const DesiredChar, TextList **FileList);</text:p><text:p text:style-name="P11">Листинг 4. Обход дерева файлов и папок без рекурсии.</text:p></draw:text-box></draw:frame></text:p>
      <text:p text:style-name="P36"><draw:frame draw:style-name="fr1" draw:name="Врезка7" text:anchor-type="paragraph" svg:x="0.706cm" svg:y="0.247cm" svg:width="16.983cm" draw:z-index="6"><draw:text-box fo:min-height="25.55cm"><text:p text:style-name="Preformatted_20_Text">int main(int argc, const char *argv[])</text:p><text:p text:style-name="Preformatted_20_Text">{</text:p><text:p text:style-name="Preformatted_20_Text"><text:tab/>uint32_t count;</text:p><text:p text:style-name="Preformatted_20_Text"><text:tab/>TextList *FileList = NULL;</text:p><text:p text:style-name="Preformatted_20_Text"/><text:p text:style-name="Preformatted_20_Text"><text:tab/>if (argc &lt; 3)</text:p><text:p text:style-name="Preformatted_20_Text"><text:tab/>{</text:p><text:p text:style-name="Preformatted_20_Text"><text:tab/><text:tab/>puts("Укажите, файлы с какого символа и в какой папке вы хотите искать!");</text:p><text:p text:style-name="Preformatted_20_Text"><text:tab/><text:tab/>return ERR_BADCALL;</text:p><text:p text:style-name="Preformatted_20_Text"><text:tab/>}</text:p><text:p text:style-name="Preformatted_20_Text"/><text:p text:style-name="Preformatted_20_Text"><text:tab/>/*Запуск функции поиска, возврат кода ошибки*/</text:p><text:p text:style-name="Preformatted_20_Text"><text:tab/>uint8_t errCode = FindFiles(argv[2], argv[1][0], &amp;FileList);</text:p><text:p text:style-name="Preformatted_20_Text"><text:tab/>switch (errCode)</text:p><text:p text:style-name="Preformatted_20_Text"><text:tab/>{</text:p><text:p text:style-name="Preformatted_20_Text"><text:tab/>case ERR_BADDIR:</text:p><text:p text:style-name="Preformatted_20_Text"><text:tab/><text:tab/>puts("Ошибка папки");</text:p><text:p text:style-name="Preformatted_20_Text"><text:tab/><text:tab/>break;</text:p><text:p text:style-name="Preformatted_20_Text"><text:tab/>case ERR_MALLOC:</text:p><text:p text:style-name="Preformatted_20_Text"><text:tab/><text:tab/>puts("Ошибка памяти");</text:p><text:p text:style-name="Preformatted_20_Text"><text:tab/><text:tab/>break;</text:p><text:p text:style-name="Preformatted_20_Text"><text:tab/>case ERR_NO:</text:p><text:p text:style-name="Preformatted_20_Text"><text:tab/><text:tab/>count = PrintAndCountList(FileList);</text:p><text:p text:style-name="Preformatted_20_Text"><text:tab/><text:tab/>if (count)</text:p><text:p text:style-name="Preformatted_20_Text"><text:tab/><text:tab/><text:tab/>printf("Найдено %d файлов, начинающихся с %c\n", count, argv[1][0]);</text:p><text:p text:style-name="Preformatted_20_Text"><text:tab/><text:tab/>else</text:p><text:p text:style-name="Preformatted_20_Text"><text:tab/><text:tab/><text:tab/>printf("Файлов, начинающихся с %c не найдено!\n", argv[1][0]);</text:p><text:p text:style-name="Preformatted_20_Text"><text:tab/><text:tab/>break;</text:p><text:p text:style-name="Preformatted_20_Text"><text:tab/>}</text:p><text:p text:style-name="Preformatted_20_Text"><text:tab/>RemoveList(&amp;FileList);<text:tab/>//Очистка списка файлов</text:p><text:p text:style-name="Preformatted_20_Text"><text:tab/>return errCode;</text:p><text:p text:style-name="Preformatted_20_Text">}</text:p><text:p text:style-name="Preformatted_20_Text"/><text:p text:style-name="Preformatted_20_Text">//Функция считает число элементов в списке list, выводит их</text:p><text:p text:style-name="Preformatted_20_Text">uint16_t PrintAndCountList(TextList *list)</text:p><text:p text:style-name="Preformatted_20_Text">{</text:p><text:p text:style-name="Preformatted_20_Text"><text:tab/>uint16_t count = 0;</text:p><text:p text:style-name="Preformatted_20_Text"><text:tab/>if (list) // Вывод осуществляется только если список существует</text:p><text:p text:style-name="Preformatted_20_Text"><text:tab/>{</text:p><text:p text:style-name="Preformatted_20_Text"><text:tab/><text:tab/>do</text:p><text:p text:style-name="Preformatted_20_Text"><text:tab/><text:tab/>{</text:p><text:p text:style-name="Preformatted_20_Text"><text:tab/><text:tab/><text:tab/>printf("%s\n", list-&gt;text); // Вывод текущей строки</text:p><text:p text:style-name="Preformatted_20_Text"><text:tab/><text:tab/><text:tab/>count++;</text:p><text:p text:style-name="Preformatted_20_Text"><text:tab/><text:tab/>} while ((list = list-&gt;next)); </text:p><text:p text:style-name="Preformatted_20_Text"><text:tab/>}</text:p><text:p text:style-name="Preformatted_20_Text"><text:tab/>return count;</text:p><text:p text:style-name="Preformatted_20_Text">}</text:p><text:p text:style-name="P12">Продолжение листинга 4.</text:p></draw:text-box></draw:frame></text:p>
      <text:h text:style-name="P29" text:outline-level="1"><text:bookmark-start text:name="__RefHeading___Toc1527_695550217"/>Описание процесса составления доклада<text:bookmark-end text:name="__RefHeading___Toc1527_695550217"/></text:h>
      <text:h text:style-name="P32" text:outline-level="2"><text:bookmark-start text:name="__RefHeading___Toc1529_695550217"/>Презентация к курсовому проекту<text:bookmark-end text:name="__RefHeading___Toc1529_695550217"/></text:h>
      <text:h text:style-name="Heading_20_2" text:outline-level="2"><text:bookmark-start text:name="__RefHeading___Toc34175_1182470186"/>Тезисы к курсовому проекту<text:bookmark-end text:name="__RefHeading___Toc34175_1182470186"/></text:h>
      <text:h text:style-name="Heading_20_2" text:outline-level="2"><text:bookmark-start text:name="__RefHeading___Toc34177_1182470186"/>Текст доклада по курсовому проекту<text:bookmark-end text:name="__RefHeading___Toc34177_1182470186"/></text:h>
      <text:p text:style-name="P8"/>
      <text:h text:style-name="P38" text:outline-level="1"><text:bookmark-start text:name="__RefHeading___Toc1539_695550217"/>заключение<text:bookmark-end text:name="__RefHeading___Toc1539_695550217"/></text:h>
      <text:h text:style-name="P34" text:outline-level="1">В ходе учебной практики были получены навыки составления алгоритмов для решения различных задач, также был получен опыт написания научных тезисов и составления презентации и текста к ней для защиты курсового проекта.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2pt" style:font-name-asian="NSimSun" style:font-family-asian="NSimSun" style:font-family-generic-asian="modern" style:font-pitch-asian="fixed" style:font-size-asian="12pt" style:font-name-complex="Liberation Mono" style:font-family-complex="'Liberation Mono'" style:font-family-generic-complex="modern" style:font-pitch-complex="fixed" style:font-size-complex="12pt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"</number:text>
      <number:day/>
      <number:text>" MMMM, YYYY</number:text>
    </number:date-style>
    <number:date-style style:name="N10122" number:language="ru" number:country="RU">
      <number:text>«</number:text>
      <number:day number:style="long"/>
      <number:text>» </number:text>
      <number:month number:style="long" number:textual="true"/>
      <number:text> </number:text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1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6T07:01:41.762000000</dc:date>
    <meta:editing-duration>P2DT15H56M9S</meta:editing-duration>
    <meta:editing-cycles>295</meta:editing-cycles>
    <meta:document-statistic meta:table-count="0" meta:image-count="0" meta:object-count="0" meta:page-count="11" meta:paragraph-count="228" meta:word-count="1148" meta:character-count="8566" meta:non-whitespace-character-count="7472"/>
  </office:meta>
</office:document-meta>
</file>